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sans-serif" fo:background-color="transparent"/>
    </style:style>
    <style:style style:name="P2" style:family="paragraph" style:parent-style-name="Text_20_body">
      <style:paragraph-properties style:writing-mode="lr-tb"/>
      <style:text-properties fo:color="#000000" style:font-name="sans-serif" fo:background-color="transparent"/>
    </style:style>
    <style:style style:name="P3" style:family="paragraph" style:parent-style-name="Standard">
      <style:paragraph-properties fo:margin-top="0in" fo:margin-bottom="0.1965in" style:writing-mode="lr-tb"/>
      <style:text-properties fo:color="#000000" style:font-name="sans-serif" fo:background-color="transparent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 style:list-style-name="L1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6" style:family="paragraph" style:parent-style-name="Text_20_body" style:list-style-name="L2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7" style:family="paragraph" style:parent-style-name="Text_20_body" style:list-style-name="L3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8" style:family="paragraph" style:parent-style-name="Text_20_body" style:list-style-name="L4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9" style:family="paragraph" style:parent-style-name="Text_20_body" style:list-style-name="L5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10" style:family="paragraph" style:parent-style-name="Text_20_body" style:list-style-name="L6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11" style:family="paragraph" style:parent-style-name="Text_20_body" style:list-style-name="L7">
      <style:paragraph-properties fo:margin-top="0in" fo:margin-bottom="0.0835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12" style:family="paragraph" style:parent-style-name="Text_20_body" style:list-style-name="L2">
      <style:paragraph-properties fo:margin-top="0in" fo:margin-bottom="0.0835in" fo:background-color="transparent" style:writing-mode="lr-tb">
        <style:background-image/>
      </style:paragraph-properties>
    </style:style>
    <style:style style:name="P13" style:family="paragraph" style:parent-style-name="Text_20_body" style:list-style-name="L3">
      <style:paragraph-properties fo:margin-top="0in" fo:margin-bottom="0.0835in" fo:background-color="transparent" style:writing-mode="lr-tb">
        <style:background-image/>
      </style:paragraph-properties>
    </style:style>
    <style:style style:name="P14" style:family="paragraph" style:parent-style-name="Text_20_body" style:list-style-name="L4">
      <style:paragraph-properties fo:margin-top="0in" fo:margin-bottom="0.0835in" fo:background-color="transparent" style:writing-mode="lr-tb">
        <style:background-image/>
      </style:paragraph-properties>
    </style:style>
    <style:style style:name="P15" style:family="paragraph" style:parent-style-name="Text_20_body" style:list-style-name="L5">
      <style:paragraph-properties fo:margin-top="0in" fo:margin-bottom="0.0835in" fo:background-color="transparent" style:writing-mode="lr-tb">
        <style:background-image/>
      </style:paragraph-properties>
    </style:style>
    <style:style style:name="P16" style:family="paragraph" style:parent-style-name="Text_20_body" style:list-style-name="L6">
      <style:paragraph-properties fo:margin-top="0in" fo:margin-bottom="0.0835in" fo:background-color="transparent" style:writing-mode="lr-tb">
        <style:background-image/>
      </style:paragraph-properties>
    </style:style>
    <style:style style:name="P17" style:family="paragraph" style:parent-style-name="Text_20_body" style:list-style-name="L7">
      <style:paragraph-properties fo:margin-top="0in" fo:margin-bottom="0.0835in" fo:background-color="transparent" style:writing-mode="lr-tb">
        <style:background-image/>
      </style:paragraph-properties>
    </style:style>
    <style:style style:name="P18" style:family="paragraph" style:parent-style-name="Text_20_body" style:list-style-name="L8">
      <style:paragraph-properties fo:margin-top="0in" fo:margin-bottom="0.0835in" fo:background-color="transparent" style:writing-mode="lr-tb">
        <style:background-image/>
      </style:paragraph-properties>
    </style:style>
    <style:style style:name="P19" style:family="paragraph" style:parent-style-name="Text_20_body" style:list-style-name="L1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0" style:family="paragraph" style:parent-style-name="Text_20_body" style:list-style-name="L2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1" style:family="paragraph" style:parent-style-name="Text_20_body" style:list-style-name="L3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2" style:family="paragraph" style:parent-style-name="Text_20_body" style:list-style-name="L4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3" style:family="paragraph" style:parent-style-name="Text_20_body" style:list-style-name="L5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4" style:family="paragraph" style:parent-style-name="Text_20_body" style:list-style-name="L6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5" style:family="paragraph" style:parent-style-name="Text_20_body" style:list-style-name="L7">
      <style:paragraph-properties fo:margin-top="0in" fo:margin-bottom="0in"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P26" style:family="paragraph" style:parent-style-name="Text_20_body" style:list-style-name="L3">
      <style:paragraph-properties fo:margin-top="0in" fo:margin-bottom="0in" fo:background-color="transparent" style:writing-mode="lr-tb">
        <style:background-image/>
      </style:paragraph-properties>
    </style:style>
    <style:style style:name="P27" style:family="paragraph" style:parent-style-name="Text_20_body">
      <style:paragraph-properties fo:margin-top="0in" fo:margin-bottom="0in" style:writing-mode="lr-tb"/>
    </style:style>
    <style:style style:name="P28" style:family="paragraph" style:parent-style-name="Text_20_body" style:list-style-name="L1">
      <style:paragraph-properties fo:background-color="transparent" style:writing-mode="lr-tb">
        <style:background-image/>
      </style:paragraph-properties>
    </style:style>
    <style:style style:name="P29" style:family="paragraph" style:parent-style-name="Text_20_body" style:list-style-name="L2">
      <style:paragraph-properties fo:background-color="transparent" style:writing-mode="lr-tb">
        <style:background-image/>
      </style:paragraph-properties>
    </style:style>
    <style:style style:name="P30" style:family="paragraph" style:parent-style-name="Text_20_body" style:list-style-name="L3">
      <style:paragraph-properties fo:background-color="transparent" style:writing-mode="lr-tb">
        <style:background-image/>
      </style:paragraph-properties>
    </style:style>
    <style:style style:name="P31" style:family="paragraph" style:parent-style-name="Text_20_body" style:list-style-name="L4">
      <style:paragraph-properties fo:background-color="transparent" style:writing-mode="lr-tb">
        <style:background-image/>
      </style:paragraph-properties>
    </style:style>
    <style:style style:name="P32" style:family="paragraph" style:parent-style-name="Text_20_body" style:list-style-name="L5">
      <style:paragraph-properties fo:background-color="transparent" style:writing-mode="lr-tb">
        <style:background-image/>
      </style:paragraph-properties>
    </style:style>
    <style:style style:name="P33" style:family="paragraph" style:parent-style-name="Text_20_body" style:list-style-name="L6">
      <style:paragraph-properties fo:background-color="transparent" style:writing-mode="lr-tb">
        <style:background-image/>
      </style:paragraph-properties>
    </style:style>
    <style:style style:name="P34" style:family="paragraph" style:parent-style-name="Text_20_body" style:list-style-name="L8">
      <style:paragraph-properties fo:background-color="transparent" style:writing-mode="lr-tb">
        <style:background-image/>
      </style:paragraph-properties>
      <style:text-properties fo:color="#000000" style:font-name="sans-serif" fo:background-color="transparent"/>
    </style:style>
    <style:style style:name="T1" style:family="text">
      <style:text-properties fo:color="#000000" style:font-name="sans-serif" fo:background-color="transparent"/>
    </style:style>
    <style:style style:name="T2" style:family="text">
      <style:text-properties fo:color="#000000" style:font-name="monospace" fo:font-size="10pt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File Analyzer User Stories.</text:p>
      <text:p text:style-name="Standard"/>
      <text:p text:style-name="P1">Project Summary:</text:p>
      <text:p text:style-name="P1">Log File Analyzer is a tool that reads, processes, and analyzes log files from a web server, providing insights into server performance, errors, and user activities. It uses asynchronous operations to handle file I/O while still processing other tasks.</text:p>
      <text:p text:style-name="Standard"/>
      <text:p text:style-name="P1">User Stories:</text:p>
      <text:p text:style-name="P3">User Story 1: Asynchronous Log Reading</text:p>
      <text:list xml:id="list6348722639479232374" text:style-name="L1">
        <text:list-item>
          <text:p text:style-name="P5">Description: As a user, I want to read log files asynchronously so the application remains responsive.</text:p>
        </text:list-item>
        <text:list-item>
          <text:p text:style-name="P19">Technologies Used:</text:p>
          <text:list>
            <text:list-item>
              <text:p text:style-name="P5">async/await: For asynchronous file reading.</text:p>
            </text:list-item>
            <text:list-item>
              <text:p text:style-name="P19">Asynchronous I/O operations: To read files without blocking the main thread.</text:p>
            </text:list-item>
            <text:list-item>
              <text:p text:style-name="P28"><text:a xlink:type="simple" xlink:href="https://x.com/i/grok?text=tryparse" text:style-name="Internet_20_link" text:visited-style-name="Visited_20_Internet_20_Link">tryparse</text:a><text:span text:style-name="T1">: To safely convert string log entries to numeric types.</text:span></text:p>
            </text:list-item>
          </text:list>
        </text:list-item>
      </text:list>
      <text:p text:style-name="P4"/>
      <text:p text:style-name="P2">User Story 2: Multithreaded Processing</text:p>
      <text:list xml:id="list891096628399392755" text:style-name="L2">
        <text:list-item>
          <text:p text:style-name="P6">Description: As a user, I want to analyze logs in parallel to speed up processing.</text:p>
        </text:list-item>
        <text:list-item>
          <text:p text:style-name="P20">Technologies Used:</text:p>
          <text:list>
            <text:list-item>
              <text:p text:style-name="P12"><text:a xlink:type="simple" xlink:href="https://x.com/i/grok?text=Multithreading" text:style-name="Internet_20_link" text:visited-style-name="Visited_20_Internet_20_Link">Multithreading</text:a><text:span text:style-name="T1">: To distribute log analysis across multiple threads.</text:span></text:p>
            </text:list-item>
            <text:list-item>
              <text:p text:style-name="P29"><text:a xlink:type="simple" xlink:href="https://x.com/i/grok?text=Queue" text:style-name="Internet_20_link" text:visited-style-name="Visited_20_Internet_20_Link">Queue</text:a><text:span text:style-name="T1">: Use a queue for </text:span><text:a xlink:type="simple" xlink:href="https://x.com/i/grok?text=FIFO" text:style-name="Internet_20_link" text:visited-style-name="Visited_20_Internet_20_Link">FIFO</text:a><text:span text:style-name="T1"> processing of log entries.</text:span></text:p>
            </text:list-item>
          </text:list>
        </text:list-item>
      </text:list>
      <text:p text:style-name="P4"/>
      <text:p text:style-name="P2">User Story 3: Data Structuring and Analysis</text:p>
      <text:list xml:id="list6184723439884918" text:style-name="L3">
        <text:list-item>
          <text:p text:style-name="P7">Description: As a user, I want to structure and analyze log data efficiently.</text:p>
        </text:list-item>
        <text:list-item>
          <text:p text:style-name="P21">Technologies Used:</text:p>
          <text:list>
            <text:list-item>
              <text:p text:style-name="P13"><text:a xlink:type="simple" xlink:href="https://x.com/i/grok?text=List%3CT%3E" text:style-name="Internet_20_link" text:visited-style-name="Visited_20_Internet_20_Link">List&lt;T&gt;</text:a><text:span text:style-name="T1">: To hold log entries or processed data.</text:span></text:p>
            </text:list-item>
            <text:list-item>
              <text:p text:style-name="P26"><text:a xlink:type="simple" xlink:href="https://x.com/i/grok?text=Jagged%20arrays" text:style-name="Internet_20_link" text:visited-style-name="Visited_20_Internet_20_Link">Jagged arrays</text:a><text:span text:style-name="T1">: For organizing data by different log aspects (e.g., timestamps, IP addresses).</text:span></text:p>
            </text:list-item>
            <text:list-item>
              <text:p text:style-name="P26"><text:a xlink:type="simple" xlink:href="https://x.com/i/grok?text=Tuple" text:style-name="Internet_20_link" text:visited-style-name="Visited_20_Internet_20_Link">Tuple</text:a><text:span text:style-name="T1">: To return multiple values from methods like log analysis results.</text:span></text:p>
            </text:list-item>
            <text:list-item>
              <text:p text:style-name="P26"><text:a xlink:type="simple" xlink:href="https://x.com/i/grok?text=GUID" text:style-name="Internet_20_link" text:visited-style-name="Visited_20_Internet_20_Link">GUID</text:a><text:span text:style-name="T1">: To generate unique identifiers for each log entry for tracking purposes.</text:span></text:p>
            </text:list-item>
            <text:list-item>
              <text:p text:style-name="P26"><text:a xlink:type="simple" xlink:href="https://x.com/i/grok?text=switch%20statements" text:style-name="Internet_20_link" text:visited-style-name="Visited_20_Internet_20_Link">switch statements</text:a><text:span text:style-name="T1">: For categorizing log entries by type or severity.</text:span></text:p>
            </text:list-item>
            <text:list-item>
              <text:p text:style-name="P26"><text:a xlink:type="simple" xlink:href="https://x.com/i/grok?text=do-while%20loop" text:style-name="Internet_20_link" text:visited-style-name="Visited_20_Internet_20_Link">do-while loop</text:a><text:span text:style-name="T1">: For iterating through logs until a condition is met or all logs are processed.</text:span></text:p>
            </text:list-item>
            <text:list-item>
              <text:p text:style-name="P30"><text:a xlink:type="simple" xlink:href="https://x.com/i/grok?text=dequeue" text:style-name="Internet_20_link" text:visited-style-name="Visited_20_Internet_20_Link">dequeue</text:a><text:span text:style-name="T1">: To remove processed logs from the queue.</text:span></text:p>
            </text:list-item>
          </text:list>
        </text:list-item>
      </text:list>
      <text:p text:style-name="P4"/>
      <text:p text:style-name="P2">User Story 4: String and Numeric Operations</text:p>
      <text:list xml:id="list6998730502796684991" text:style-name="L4">
        <text:list-item>
          <text:p text:style-name="P8">Description: As a user, I want to manipulate strings and numbers within logs.</text:p>
        </text:list-item>
        <text:list-item>
          <text:p text:style-name="P22">Technologies Used:</text:p>
          <text:list>
            <text:list-item>
              <text:p text:style-name="P14"><text:a xlink:type="simple" xlink:href="https://x.com/i/grok?text=RegEx" text:style-name="Internet_20_link" text:visited-style-name="Visited_20_Internet_20_Link">RegEx</text:a><text:span text:style-name="T1">: To parse log entries and extract information like timestamps or IP </text:span><text:span text:style-name="T1">addresses.</text:span></text:p>
            </text:list-item>
            <text:list-item>
              <text:p text:style-name="P22"><text:soft-page-break/>Math.Abs: To compute absolute differences, like time intervals between logs.</text:p>
            </text:list-item>
            <text:list-item>
              <text:p text:style-name="P31"><text:a xlink:type="simple" xlink:href="https://x.com/i/grok?text=CultureInfo" text:style-name="Internet_20_link" text:visited-style-name="Visited_20_Internet_20_Link">CultureInfo</text:a><text:span text:style-name="T1"> &amp; </text:span><text:a xlink:type="simple" xlink:href="https://x.com/i/grok?text=InvariantCulture" text:style-name="Internet_20_link" text:visited-style-name="Visited_20_Internet_20_Link">InvariantCulture</text:a><text:span text:style-name="T1">: For handling date/time or numeric formatting consistently across different systems.</text:span></text:p>
            </text:list-item>
          </text:list>
        </text:list-item>
      </text:list>
      <text:p text:style-name="P4"/>
      <text:p text:style-name="P2">User Story 5: Performance and Memory Management</text:p>
      <text:list xml:id="list5646425125316493502" text:style-name="L5">
        <text:list-item>
          <text:p text:style-name="P9">Description: As a user, I want the application to be memory efficient and performant.</text:p>
        </text:list-item>
        <text:list-item>
          <text:p text:style-name="P23">Technologies Used:</text:p>
          <text:list>
            <text:list-item>
              <text:p text:style-name="P15"><text:a xlink:type="simple" xlink:href="https://x.com/i/grok?text=Garbage%20Collection" text:style-name="Internet_20_link" text:visited-style-name="Visited_20_Internet_20_Link">Garbage Collection</text:a><text:span text:style-name="T1">: Understanding when objects are collected to manage memory.</text:span></text:p>
            </text:list-item>
            <text:list-item>
              <text:p text:style-name="P32"><text:a xlink:type="simple" xlink:href="https://x.com/i/grok?text=Boxing%20%26%20Unboxing" text:style-name="Internet_20_link" text:visited-style-name="Visited_20_Internet_20_Link">Boxing &amp; Unboxing</text:a><text:span text:style-name="T1">: When dealing with collections or when passing value types to methods expecting objects.</text:span></text:p>
            </text:list-item>
          </text:list>
        </text:list-item>
      </text:list>
      <text:p text:style-name="P4"/>
      <text:p text:style-name="P2">User Story 6: Dynamic Code Generation</text:p>
      <text:list xml:id="list3755817158755062982" text:style-name="L6">
        <text:list-item>
          <text:p text:style-name="P10">Description: As a user, I want to generate dynamic filters or analysis methods based on log data.</text:p>
        </text:list-item>
        <text:list-item>
          <text:p text:style-name="P24">Technologies Used:</text:p>
          <text:list>
            <text:list-item>
              <text:p text:style-name="P16"><text:a xlink:type="simple" xlink:href="https://x.com/i/grok?text=CodeDOM" text:style-name="Internet_20_link" text:visited-style-name="Visited_20_Internet_20_Link">CodeDOM</text:a><text:span text:style-name="T1">: To dynamically compile and execute filters or analysis logic.</text:span></text:p>
            </text:list-item>
            <text:list-item>
              <text:p text:style-name="P33"><text:a xlink:type="simple" xlink:href="https://x.com/i/grok?text=Lambda%20Expressions" text:style-name="Internet_20_link" text:visited-style-name="Visited_20_Internet_20_Link">Lambda Expressions</text:a><text:span text:style-name="T1">: For defining quick, inline operations on log data.</text:span></text:p>
            </text:list-item>
          </text:list>
        </text:list-item>
      </text:list>
      <text:p text:style-name="P4"/>
      <text:p text:style-name="P2">User Story 7: Error Handling and Null Checks</text:p>
      <text:list xml:id="list8319328607535908606" text:style-name="L7">
        <text:list-item>
          <text:p text:style-name="P11">Description: As a user, I want robust error handling and null checks to ensure application stability.</text:p>
        </text:list-item>
        <text:list-item>
          <text:p text:style-name="P25">Technologies Used:</text:p>
          <text:list>
            <text:list-item>
              <text:p text:style-name="P17"><text:a xlink:type="simple" xlink:href="https://x.com/i/grok?text=Null-coalescing%20operators" text:style-name="Internet_20_link" text:visited-style-name="Visited_20_Internet_20_Link">Null-coalescing operators</text:a><text:span text:style-name="T1">: To provide default values when dealing with potentially null values in logs.</text:span></text:p>
            </text:list-item>
          </text:list>
        </text:list-item>
      </text:list>
      <text:p text:style-name="P4"/>
      <text:p text:style-name="P2">Implementation Details:</text:p>
      <text:list xml:id="list7161183738624631491" text:style-name="L8">
        <text:list-item>
          <text:p text:style-name="P18"><text:a xlink:type="simple" xlink:href="https://x.com/i/grok?text=Inheritance" text:style-name="Internet_20_link" text:visited-style-name="Visited_20_Internet_20_Link">Inheritance</text:a><text:span text:style-name="T1">: The log analyzer could inherit from a </text:span><text:span text:style-name="T2">BaseAnalyzer</text:span><text:span text:style-name="T1"> class, which might define common methods or properties.</text:span></text:p>
        </text:list-item>
        <text:list-item>
          <text:p text:style-name="P34">Console Command: Interaction with the user would be through console commands for starting analysis, specifying files, etc.</text:p>
        </text:list-item>
      </text:list>
      <text:p text:style-name="P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e Baierl</meta:initial-creator>
    <meta:creation-date>2025-02-03T07:18:55.15</meta:creation-date>
    <dc:date>2025-02-03T07:30:00.93</dc:date>
    <dc:creator>Luke Baierl</dc:creator>
    <meta:editing-duration>PT8M49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48" meta:word-count="502" meta:character-count="3155"/>
  </office:meta>
</office:document-meta>
</file>